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9mm"/>
    </style:style>
    <style:style style:name="co2" style:family="table-column">
      <style:table-column-properties fo:break-before="auto" style:column-width="28.43mm"/>
    </style:style>
    <style:style style:name="co3" style:family="table-column">
      <style:table-column-properties fo:break-before="auto" style:column-width="25.33mm"/>
    </style:style>
    <style:style style:name="co4" style:family="table-column">
      <style:table-column-properties fo:break-before="auto" style:column-width="38.56mm"/>
    </style:style>
    <style:style style:name="co5" style:family="table-column">
      <style:table-column-properties fo:break-before="auto" style:column-width="24.55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35.05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42.05mm"/>
    </style:style>
    <style:style style:name="co10" style:family="table-column">
      <style:table-column-properties fo:break-before="auto" style:column-width="44.01mm"/>
    </style:style>
    <style:style style:name="co11" style:family="table-column">
      <style:table-column-properties fo:break-before="auto" style:column-width="43.82mm"/>
    </style:style>
    <style:style style:name="co12" style:family="table-column">
      <style:table-column-properties fo:break-before="auto" style:column-width="39.3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7.45mm"/>
    </style:style>
    <style:style style:name="co15" style:family="table-column">
      <style:table-column-properties fo:break-before="auto" style:column-width="36.65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3.78mm"/>
    </style:style>
    <style:style style:name="co18" style:family="table-column">
      <style:table-column-properties fo:break-before="auto" style:column-width="35.65mm"/>
    </style:style>
    <style:style style:name="co19" style:family="table-column">
      <style:table-column-properties fo:break-before="auto" style:column-width="33.18mm"/>
    </style:style>
    <style:style style:name="co20" style:family="table-column">
      <style:table-column-properties fo:break-before="auto" style:column-width="26.74mm"/>
    </style:style>
    <style:style style:name="co21" style:family="table-column">
      <style:table-column-properties fo:break-before="auto" style:column-width="39.62mm"/>
    </style:style>
    <style:style style:name="co22" style:family="table-column">
      <style:table-column-properties fo:break-before="auto" style:column-width="41.59mm"/>
    </style:style>
    <style:style style:name="co23" style:family="table-column">
      <style:table-column-properties fo:break-before="auto" style:column-width="42.09mm"/>
    </style:style>
    <style:style style:name="co24" style:family="table-column">
      <style:table-column-properties fo:break-before="auto" style:column-width="3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il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IceSheet (0.00)</text:p>
          </table:table-cell>
          <table:table-cell office:value-type="string" calcext:value-type="string">
            <text:p>SeaIce (0.00)</text:p>
          </table:table-cell>
          <table:table-cell office:value-type="string" calcext:value-type="string">
            <text:p>ExtremeDesert (0.00)</text:p>
          </table:table-cell>
          <table:table-cell office:value-type="string" calcext:value-type="string">
            <text:p>Desert (0.05)</text:p>
          </table:table-cell>
          <table:table-cell office:value-type="string" calcext:value-type="string">
            <text:p>Tundra (0.19)</text:p>
          </table:table-cell>
          <table:table-cell office:value-type="string" calcext:value-type="string">
            <text:p>AridShrubland (0.24)</text:p>
          </table:table-cell>
          <table:table-cell office:value-type="string" calcext:value-type="string">
            <text:p>BorealForest (0.36)</text:p>
          </table:table-cell>
          <table:table-cell office:value-type="string" calcext:value-type="string">
            <text:p>ColdBog (0.60)</text:p>
          </table:table-cell>
          <table:table-cell office:value-type="string" calcext:value-type="string">
            <text:p>TemperateForest (0.65)</text:p>
          </table:table-cell>
          <table:table-cell office:value-type="string" calcext:value-type="string">
            <text:p>TemperateSwamp (0.80)</text:p>
          </table:table-cell>
          <table:table-cell office:value-type="string" calcext:value-type="string">
            <text:p>TropicalRainforest (0.90)</text:p>
          </table:table-cell>
          <table:table-cell office:value-type="string" calcext:value-type="string">
            <text:p>TropicalSwamp (0.99)</text:p>
          </table:table-cell>
        </table:table-row>
        <table:table-row table:style-name="ro1">
          <table:table-cell office:value-type="string" calcext:value-type="string">
            <text:p>Agarilux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olux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nedTree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ltivatedAgarilux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ltivatedBryolux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ltivatedGlowstool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wstool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Ag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Alocasi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Plant_Ambrosia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Astragal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Ber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230" calcext:value-type="float">
            <text:p>230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lant_Brambl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Bu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  <table:table-cell office:value-type="float" office:value="672" calcext:value-type="float">
            <text:p>672</text:p>
          </table:table-cell>
          <table:table-cell office:value-type="float" office:value="4320" calcext:value-type="float">
            <text:p>4320</text:p>
          </table:table-cell>
          <table:table-cell office:value-type="float" office:value="720" calcext:value-type="float">
            <text:p>720</text:p>
          </table:table-cell>
          <table:table-cell office:value-type="float" office:value="1560" calcext:value-type="float">
            <text:p>1560</text:p>
          </table:table-cell>
          <table:table-cell office:value-type="float" office:value="640" calcext:value-type="float">
            <text:p>640</text:p>
          </table:table-cell>
          <table:table-cell office:value-type="float" office:value="540" calcext:value-type="float">
            <text:p>54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Plant_Chokevi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Plant_Clivi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Plant_Corn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Cotton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Dandel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Daylily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Devilstrand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Gr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00" calcext:value-type="float">
            <text:p>1200</text:p>
          </table:table-cell>
          <table:table-cell office:value-type="float" office:value="2736" calcext:value-type="float">
            <text:p>2736</text:p>
          </table:table-cell>
          <table:table-cell office:value-type="float" office:value="6720" calcext:value-type="float">
            <text:p>6720</text:p>
          </table:table-cell>
          <table:table-cell office:value-type="float" office:value="11520" calcext:value-type="float">
            <text:p>1152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Haygras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Healroot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HealrootWi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t_Hop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Mo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760" calcext:value-type="float">
            <text:p>576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PincushionCact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Potato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Psychoid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Rafflesi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t_Rice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Rose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SaguaroCact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ShrubLo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string" calcext:value-type="string">
            <text:p>Plant_Smokeleaf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Strawberry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allGras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60" calcext:value-type="float">
            <text:p>5760</text:p>
          </table:table-cell>
          <table:table-cell office:value-type="float" office:value="5200" calcext:value-type="float">
            <text:p>5200</text:p>
          </table:table-cell>
          <table:table-cell office:value-type="float" office:value="10240" calcext:value-type="float">
            <text:p>10240</text:p>
          </table:table-cell>
          <table:table-cell office:value-type="float" office:value="7200" calcext:value-type="float">
            <text:p>7200</text:p>
          </table:table-cell>
          <table:table-cell office:value-type="float" office:value="19008" calcext:value-type="float">
            <text:p>19008</text:p>
          </table:table-cell>
        </table:table-row>
        <table:table-row table:style-name="ro1">
          <table:table-cell office:value-type="string" calcext:value-type="string">
            <text:p>Plant_TreeBamboo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Bir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Cecropi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Cocoa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Cypres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Plant_TreeDra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Mapl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Plant_TreeOa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Pal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Pi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Popla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Tea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Willow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PlantCultivatedAstragalu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CultivatedBramble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CultivatedBush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CultivatedClivia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CultivatedPincushionCactu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CultivatedSaguaroCactu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CultivatedShrubLow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Gerani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WildCor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Cott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WildDaylil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tWildDevilstra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tWildHaygr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Hop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WildPot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WildPsycho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Ri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lantWildRo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WildSmokelea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anilla Plants Expanded" table:style-name="ta1">
        <table:shapes>
          <draw:frame draw:z-index="0" draw:style-name="gr1" draw:text-style-name="P1" svg:width="636.6mm" svg:height="301.04mm" svg:x="410.18mm" svg:y="41.02mm">
            <draw:object draw:notify-on-update-of-ranges="'Vanilla Plants Expanded'.A1:'Vanilla Plants Expanded'.A1 'Vanilla Plants Expanded'.B1:'Vanilla Plants Expanded'.K1 'Vanilla Plants Expanded'.A2:'Vanilla Plants Expanded'.A2 'Vanilla Plants Expanded'.B2:'Vanilla Plants Expanded'.K2 'Vanilla Plants Expanded'.A3:'Vanilla Plants Expanded'.A3 'Vanilla Plants Expanded'.B3:'Vanilla Plants Expanded'.K3 'Vanilla Plants Expanded'.A4:'Vanilla Plants Expanded'.A4 'Vanilla Plants Expanded'.B4:'Vanilla Plants Expanded'.K4 'Vanilla Plants Expanded'.A5:'Vanilla Plants Expanded'.A5 'Vanilla Plants Expanded'.B5:'Vanilla Plants Expanded'.K5 'Vanilla Plants Expanded'.A8:'Vanilla Plants Expanded'.A8 'Vanilla Plants Expanded'.B8:'Vanilla Plants Expanded'.K8 'Vanilla Plants Expanded'.A9:'Vanilla Plants Expanded'.A9 'Vanilla Plants Expanded'.B9:'Vanilla Plants Expanded'.K9 'Vanilla Plants Expanded'.A10:'Vanilla Plants Expanded'.A10 'Vanilla Plants Expanded'.B10:'Vanilla Plants Expanded'.K10 'Vanilla Plants Expanded'.A11:'Vanilla Plants Expanded'.A11 'Vanilla Plants Expanded'.B11:'Vanilla Plants Expanded'.K11 'Vanilla Plants Expanded'.A12:'Vanilla Plants Expanded'.A12 'Vanilla Plants Expanded'.B12:'Vanilla Plants Expanded'.K12 'Vanilla Plants Expanded'.A13:'Vanilla Plants Expanded'.A13 'Vanilla Plants Expanded'.B13:'Vanilla Plants Expanded'.K13 'Vanilla Plants Expanded'.A14:'Vanilla Plants Expanded'.A14 'Vanilla Plants Expanded'.B14:'Vanilla Plants Expanded'.K14 'Vanilla Plants Expanded'.A15:'Vanilla Plants Expanded'.A15 'Vanilla Plants Expanded'.B15:'Vanilla Plants Expanded'.K15 'Vanilla Plants Expanded'.A16:'Vanilla Plants Expanded'.A16 'Vanilla Plants Expanded'.B16:'Vanilla Plants Expanded'.K16 'Vanilla Plants Expanded'.A17:'Vanilla Plants Expanded'.A17 'Vanilla Plants Expanded'.B17:'Vanilla Plants Expanded'.K17 'Vanilla Plants Expanded'.A18:'Vanilla Plants Expanded'.A18 'Vanilla Plants Expanded'.B18:'Vanilla Plants Expanded'.K18 'Vanilla Plants Expanded'.A19:'Vanilla Plants Expanded'.A19 'Vanilla Plants Expanded'.B19:'Vanilla Plants Expanded'.K19 'Vanilla Plants Expanded'.A20:'Vanilla Plants Expanded'.A20 'Vanilla Plants Expanded'.B20:'Vanilla Plants Expanded'.K20 'Vanilla Plants Expanded'.A21:'Vanilla Plants Expanded'.A21 'Vanilla Plants Expanded'.B21:'Vanilla Plants Expanded'.K21 'Vanilla Plants Expanded'.A22:'Vanilla Plants Expanded'.A22 'Vanilla Plants Expanded'.B22:'Vanilla Plants Expanded'.K22 'Vanilla Plants Expanded'.A23:'Vanilla Plants Expanded'.A23 'Vanilla Plants Expanded'.B23:'Vanilla Plants Expanded'.K23 'Vanilla Plants Expanded'.A24:'Vanilla Plants Expanded'.A24 'Vanilla Plants Expanded'.B24:'Vanilla Plants Expanded'.K24 'Vanilla Plants Expanded'.A25:'Vanilla Plants Expanded'.A25 'Vanilla Plants Expanded'.B25:'Vanilla Plants Expanded'.K25 'Vanilla Plants Expanded'.A26:'Vanilla Plants Expanded'.A26 'Vanilla Plants Expanded'.B26:'Vanilla Plants Expanded'.K26 'Vanilla Plants Expanded'.A27:'Vanilla Plants Expanded'.A27 'Vanilla Plants Expanded'.B27:'Vanilla Plants Expanded'.K27 'Vanilla Plants Expanded'.A28:'Vanilla Plants Expanded'.A28 'Vanilla Plants Expanded'.B28:'Vanilla Plants Expanded'.K28 'Vanilla Plants Expanded'.A29:'Vanilla Plants Expanded'.A29 'Vanilla Plants Expanded'.B29:'Vanilla Plants Expanded'.K29 'Vanilla Plants Expanded'.A30:'Vanilla Plants Expanded'.A30 'Vanilla Plants Expanded'.B30:'Vanilla Plants Expanded'.K30 'Vanilla Plants Expanded'.A31:'Vanilla Plants Expanded'.A31 'Vanilla Plants Expanded'.B31:'Vanilla Plants Expanded'.K31 'Vanilla Plants Expanded'.A33:'Vanilla Plants Expanded'.A33 'Vanilla Plants Expanded'.B33:'Vanilla Plants Expanded'.K33 'Vanilla Plants Expanded'.A34:'Vanilla Plants Expanded'.A34 'Vanilla Plants Expanded'.B34:'Vanilla Plants Expanded'.K34 'Vanilla Plants Expanded'.A35:'Vanilla Plants Expanded'.A35 'Vanilla Plants Expanded'.B35:'Vanilla Plants Expanded'.K35 'Vanilla Plants Expanded'.A36:'Vanilla Plants Expanded'.A36 'Vanilla Plants Expanded'.B36:'Vanilla Plants Expanded'.K36 'Vanilla Plants Expanded'.A38:'Vanilla Plants Expanded'.A38 'Vanilla Plants Expanded'.B38:'Vanilla Plants Expanded'.K38 'Vanilla Plants Expanded'.A39:'Vanilla Plants Expanded'.A39 'Vanilla Plants Expanded'.B39:'Vanilla Plants Expanded'.K39 'Vanilla Plants Expanded'.A43:'Vanilla Plants Expanded'.A43 'Vanilla Plants Expanded'.B43:'Vanilla Plants Expanded'.K43 'Vanilla Plants Expanded'.A46:'Vanilla Plants Expanded'.A46 'Vanilla Plants Expanded'.B46:'Vanilla Plants Expanded'.K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ExtremeDesert (0.00)</text:p>
          </table:table-cell>
          <table:table-cell office:value-type="string" calcext:value-type="string">
            <text:p>Desert (0.05)</text:p>
          </table:table-cell>
          <table:table-cell office:value-type="string" calcext:value-type="string">
            <text:p>Tundra (0.19)</text:p>
          </table:table-cell>
          <table:table-cell office:value-type="string" calcext:value-type="string">
            <text:p>AridShrubland (0.24)</text:p>
          </table:table-cell>
          <table:table-cell office:value-type="string" calcext:value-type="string">
            <text:p>BorealForest (0.36)</text:p>
          </table:table-cell>
          <table:table-cell office:value-type="string" calcext:value-type="string">
            <text:p>ColdBog (0.60)</text:p>
          </table:table-cell>
          <table:table-cell office:value-type="string" calcext:value-type="string">
            <text:p>TemperateForest (0.65)</text:p>
          </table:table-cell>
          <table:table-cell office:value-type="string" calcext:value-type="string">
            <text:p>TemperateSwamp (0.80)</text:p>
          </table:table-cell>
          <table:table-cell office:value-type="string" calcext:value-type="string">
            <text:p>TropicalRainforest (0.90)</text:p>
          </table:table-cell>
          <table:table-cell office:value-type="string" calcext:value-type="string">
            <text:p>TropicalSwamp (0.99)</text:p>
          </table:table-cell>
        </table:table-row>
        <table:table-row table:style-name="ro1">
          <table:table-cell office:value-type="string" calcext:value-type="string">
            <text:p>Plant_Rafflesi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VCE_Opunt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CE_PeachT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Psycho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CE_CherryTr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E_AppleTre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B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Cabbag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Tom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E_BearBerryB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Eggpla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VCE_PearTre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CE_PlumTre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Pumpki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WildPepp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ntWildOn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E_BananaTre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VCE_OrangeTre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tWildPe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tWildHaygras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Smokelea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Cor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Agav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Ho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_TreeDrago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Cot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_Astraga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Devilstr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tWildPot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Gerani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_SaguaroCactus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WildDaylil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t_Clivi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PlantWildRo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WildRi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lant_TreeTea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HealrootW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t_PincushionCactus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Bambo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Cecropi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Pal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Be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230" calcext:value-type="float">
            <text:p>230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lant_TreeOa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Bir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Dandel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reePopla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Brambl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Alocasi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Plant_TreeP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Mo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760" calcext:value-type="float">
            <text:p>576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Bush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  <table:table-cell office:value-type="float" office:value="672" calcext:value-type="float">
            <text:p>672</text:p>
          </table:table-cell>
          <table:table-cell office:value-type="float" office:value="4320" calcext:value-type="float">
            <text:p>4320</text:p>
          </table:table-cell>
          <table:table-cell office:value-type="float" office:value="720" calcext:value-type="float">
            <text:p>720</text:p>
          </table:table-cell>
          <table:table-cell office:value-type="float" office:value="1560" calcext:value-type="float">
            <text:p>1560</text:p>
          </table:table-cell>
          <table:table-cell office:value-type="float" office:value="640" calcext:value-type="float">
            <text:p>640</text:p>
          </table:table-cell>
          <table:table-cell office:value-type="float" office:value="540" calcext:value-type="float">
            <text:p>54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Plant_TreeCypr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Plant_TreeMap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Plant_TreeWillo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Plant_Chokevi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Plant_ShrubLo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string" calcext:value-type="string">
            <text:p>Plant_Grass</text:p>
          </table:table-cell>
          <table:table-cell office:value-type="float" office:value="48" calcext:value-type="float">
            <text:p>48</text:p>
          </table:table-cell>
          <table:table-cell office:value-type="float" office:value="1200" calcext:value-type="float">
            <text:p>1200</text:p>
          </table:table-cell>
          <table:table-cell office:value-type="float" office:value="2736" calcext:value-type="float">
            <text:p>2736</text:p>
          </table:table-cell>
          <table:table-cell office:value-type="float" office:value="6720" calcext:value-type="float">
            <text:p>6720</text:p>
          </table:table-cell>
          <table:table-cell office:value-type="float" office:value="11520" calcext:value-type="float">
            <text:p>1152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_TallGra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60" calcext:value-type="float">
            <text:p>5760</text:p>
          </table:table-cell>
          <table:table-cell office:value-type="float" office:value="5200" calcext:value-type="float">
            <text:p>5200</text:p>
          </table:table-cell>
          <table:table-cell office:value-type="float" office:value="10240" calcext:value-type="float">
            <text:p>10240</text:p>
          </table:table-cell>
          <table:table-cell office:value-type="float" office:value="7200" calcext:value-type="float">
            <text:p>7200</text:p>
          </table:table-cell>
          <table:table-cell office:value-type="float" office:value="19008" calcext:value-type="float">
            <text:p>19008</text:p>
          </table:table-cell>
        </table:table-row>
      </table:table>
      <table:named-expressions/>
      <table:database-ranges>
        <table:database-range table:name="__Anonymous_Sheet_DB__1" table:target-range-address="'Vanilla Plants Expanded'.A1:'Vanilla Plants Expanded'.AMJ1048576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4:19:42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6-28T15:00:04.788000000</dc:date>
    <meta:editing-duration>PT29M44S</meta:editing-duration>
    <meta:editing-cycles>12</meta:editing-cycles>
    <meta:document-statistic meta:table-count="2" meta:cell-count="15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3.661cm" svg:height="30.105cm" xlink:href=".." xlink:type="simple" chart:class="chart:bar" chart:style-name="ch1">
        <chart:legend chart:legend-position="end" svg:x="59.149cm" svg:y="6.038cm" style:legend-expansion="high" chart:style-name="ch2"/>
        <chart:plot-area chart:style-name="ch3" table:cell-range-address="'Vanilla Plants Expanded'.A1:'Vanilla Plants Expanded'.K5 'Vanilla Plants Expanded'.A8:'Vanilla Plants Expanded'.K31 'Vanilla Plants Expanded'.A33:'Vanilla Plants Expanded'.K36 'Vanilla Plants Expanded'.A38:'Vanilla Plants Expanded'.K39 'Vanilla Plants Expanded'.A43:'Vanilla Plants Expanded'.K43 'Vanilla Plants Expanded'.A46:'Vanilla Plants Expanded'.K46" chart:data-source-has-labels="both" svg:x="1.273cm" svg:y="0.602cm" svg:width="56.603cm" svg:height="28.901cm">
          <chartooo:coordinate-region svg:x="2.397cm" svg:y="0.801cm" svg:width="55.479cm" svg:height="28.055cm"/>
          <chart:axis chart:dimension="x" chart:name="primary-x" chart:style-name="ch4" chartooo:axis-type="auto">
            <chartooo:date-scale/>
            <chart:categories table:cell-range-address="'Vanilla Plants Expanded'.B1:'Vanilla Plants Expanded'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anilla Plants Expanded'.B2:'Vanilla Plants Expanded'.K2" chart:label-cell-address="'Vanilla Plants Expanded'.A2:'Vanilla Plants Expanded'.A2" chart:class="chart:bar">
            <chart:data-point chart:repeated="10"/>
          </chart:series>
          <chart:series chart:style-name="ch8" chart:values-cell-range-address="'Vanilla Plants Expanded'.B3:'Vanilla Plants Expanded'.K3" chart:label-cell-address="'Vanilla Plants Expanded'.A3:'Vanilla Plants Expanded'.A3" chart:class="chart:bar">
            <chart:data-point chart:repeated="10"/>
          </chart:series>
          <chart:series chart:style-name="ch9" chart:values-cell-range-address="'Vanilla Plants Expanded'.B4:'Vanilla Plants Expanded'.K4" chart:label-cell-address="'Vanilla Plants Expanded'.A4:'Vanilla Plants Expanded'.A4" chart:class="chart:bar">
            <chart:data-point chart:repeated="10"/>
          </chart:series>
          <chart:series chart:style-name="ch10" chart:values-cell-range-address="'Vanilla Plants Expanded'.B5:'Vanilla Plants Expanded'.K5" chart:label-cell-address="'Vanilla Plants Expanded'.A5:'Vanilla Plants Expanded'.A5" chart:class="chart:bar">
            <chart:data-point chart:repeated="10"/>
          </chart:series>
          <chart:series chart:style-name="ch11" chart:values-cell-range-address="'Vanilla Plants Expanded'.B8:'Vanilla Plants Expanded'.K8" chart:label-cell-address="'Vanilla Plants Expanded'.A8:'Vanilla Plants Expanded'.A8" chart:class="chart:bar">
            <chart:data-point chart:repeated="10"/>
          </chart:series>
          <chart:series chart:style-name="ch12" chart:values-cell-range-address="'Vanilla Plants Expanded'.B9:'Vanilla Plants Expanded'.K9" chart:label-cell-address="'Vanilla Plants Expanded'.A9:'Vanilla Plants Expanded'.A9" chart:class="chart:bar">
            <chart:data-point chart:repeated="10"/>
          </chart:series>
          <chart:series chart:style-name="ch13" chart:values-cell-range-address="'Vanilla Plants Expanded'.B10:'Vanilla Plants Expanded'.K10" chart:label-cell-address="'Vanilla Plants Expanded'.A10:'Vanilla Plants Expanded'.A10" chart:class="chart:bar">
            <chart:data-point chart:repeated="10"/>
          </chart:series>
          <chart:series chart:style-name="ch14" chart:values-cell-range-address="'Vanilla Plants Expanded'.B11:'Vanilla Plants Expanded'.K11" chart:label-cell-address="'Vanilla Plants Expanded'.A11:'Vanilla Plants Expanded'.A11" chart:class="chart:bar">
            <chart:data-point chart:repeated="10"/>
          </chart:series>
          <chart:series chart:style-name="ch15" chart:values-cell-range-address="'Vanilla Plants Expanded'.B12:'Vanilla Plants Expanded'.K12" chart:label-cell-address="'Vanilla Plants Expanded'.A12:'Vanilla Plants Expanded'.A12" chart:class="chart:bar">
            <chart:data-point chart:repeated="10"/>
          </chart:series>
          <chart:series chart:style-name="ch16" chart:values-cell-range-address="'Vanilla Plants Expanded'.B13:'Vanilla Plants Expanded'.K13" chart:label-cell-address="'Vanilla Plants Expanded'.A13:'Vanilla Plants Expanded'.A13" chart:class="chart:bar">
            <chart:data-point chart:repeated="10"/>
          </chart:series>
          <chart:series chart:style-name="ch7" chart:values-cell-range-address="'Vanilla Plants Expanded'.B14:'Vanilla Plants Expanded'.K14" chart:label-cell-address="'Vanilla Plants Expanded'.A14:'Vanilla Plants Expanded'.A14" chart:class="chart:bar">
            <chart:data-point chart:repeated="10"/>
          </chart:series>
          <chart:series chart:style-name="ch8" chart:values-cell-range-address="'Vanilla Plants Expanded'.B15:'Vanilla Plants Expanded'.K15" chart:label-cell-address="'Vanilla Plants Expanded'.A15:'Vanilla Plants Expanded'.A15" chart:class="chart:bar">
            <chart:data-point chart:repeated="10"/>
          </chart:series>
          <chart:series chart:style-name="ch9" chart:values-cell-range-address="'Vanilla Plants Expanded'.B16:'Vanilla Plants Expanded'.K16" chart:label-cell-address="'Vanilla Plants Expanded'.A16:'Vanilla Plants Expanded'.A16" chart:class="chart:bar">
            <chart:data-point chart:repeated="10"/>
          </chart:series>
          <chart:series chart:style-name="ch10" chart:values-cell-range-address="'Vanilla Plants Expanded'.B17:'Vanilla Plants Expanded'.K17" chart:label-cell-address="'Vanilla Plants Expanded'.A17:'Vanilla Plants Expanded'.A17" chart:class="chart:bar">
            <chart:data-point chart:repeated="10"/>
          </chart:series>
          <chart:series chart:style-name="ch17" chart:values-cell-range-address="'Vanilla Plants Expanded'.B18:'Vanilla Plants Expanded'.K18" chart:label-cell-address="'Vanilla Plants Expanded'.A18:'Vanilla Plants Expanded'.A18" chart:class="chart:bar">
            <chart:data-point chart:repeated="10"/>
          </chart:series>
          <chart:series chart:style-name="ch18" chart:values-cell-range-address="'Vanilla Plants Expanded'.B19:'Vanilla Plants Expanded'.K19" chart:label-cell-address="'Vanilla Plants Expanded'.A19:'Vanilla Plants Expanded'.A19" chart:class="chart:bar">
            <chart:data-point chart:repeated="10"/>
          </chart:series>
          <chart:series chart:style-name="ch11" chart:values-cell-range-address="'Vanilla Plants Expanded'.B20:'Vanilla Plants Expanded'.K20" chart:label-cell-address="'Vanilla Plants Expanded'.A20:'Vanilla Plants Expanded'.A20" chart:class="chart:bar">
            <chart:data-point chart:repeated="3"/>
            <chart:data-point chart:style-name="ch19"/>
            <chart:data-point chart:repeated="6"/>
          </chart:series>
          <chart:series chart:style-name="ch12" chart:values-cell-range-address="'Vanilla Plants Expanded'.B21:'Vanilla Plants Expanded'.K21" chart:label-cell-address="'Vanilla Plants Expanded'.A21:'Vanilla Plants Expanded'.A21" chart:class="chart:bar">
            <chart:data-point chart:repeated="10"/>
          </chart:series>
          <chart:series chart:style-name="ch13" chart:values-cell-range-address="'Vanilla Plants Expanded'.B22:'Vanilla Plants Expanded'.K22" chart:label-cell-address="'Vanilla Plants Expanded'.A22:'Vanilla Plants Expanded'.A22" chart:class="chart:bar">
            <chart:data-point chart:repeated="10"/>
          </chart:series>
          <chart:series chart:style-name="ch14" chart:values-cell-range-address="'Vanilla Plants Expanded'.B23:'Vanilla Plants Expanded'.K23" chart:label-cell-address="'Vanilla Plants Expanded'.A23:'Vanilla Plants Expanded'.A23" chart:class="chart:bar">
            <chart:data-point chart:repeated="10"/>
          </chart:series>
          <chart:series chart:style-name="ch15" chart:values-cell-range-address="'Vanilla Plants Expanded'.B24:'Vanilla Plants Expanded'.K24" chart:label-cell-address="'Vanilla Plants Expanded'.A24:'Vanilla Plants Expanded'.A24" chart:class="chart:bar">
            <chart:data-point chart:repeated="10"/>
          </chart:series>
          <chart:series chart:style-name="ch16" chart:values-cell-range-address="'Vanilla Plants Expanded'.B25:'Vanilla Plants Expanded'.K25" chart:label-cell-address="'Vanilla Plants Expanded'.A25:'Vanilla Plants Expanded'.A25" chart:class="chart:bar">
            <chart:data-point chart:repeated="10"/>
          </chart:series>
          <chart:series chart:style-name="ch7" chart:values-cell-range-address="'Vanilla Plants Expanded'.B26:'Vanilla Plants Expanded'.K26" chart:label-cell-address="'Vanilla Plants Expanded'.A26:'Vanilla Plants Expanded'.A26" chart:class="chart:bar">
            <chart:data-point chart:repeated="10"/>
          </chart:series>
          <chart:series chart:style-name="ch8" chart:values-cell-range-address="'Vanilla Plants Expanded'.B27:'Vanilla Plants Expanded'.K27" chart:label-cell-address="'Vanilla Plants Expanded'.A27:'Vanilla Plants Expanded'.A27" chart:class="chart:bar">
            <chart:data-point chart:repeated="10"/>
          </chart:series>
          <chart:series chart:style-name="ch9" chart:values-cell-range-address="'Vanilla Plants Expanded'.B28:'Vanilla Plants Expanded'.K28" chart:label-cell-address="'Vanilla Plants Expanded'.A28:'Vanilla Plants Expanded'.A28" chart:class="chart:bar">
            <chart:data-point chart:repeated="10"/>
          </chart:series>
          <chart:series chart:style-name="ch10" chart:values-cell-range-address="'Vanilla Plants Expanded'.B29:'Vanilla Plants Expanded'.K29" chart:label-cell-address="'Vanilla Plants Expanded'.A29:'Vanilla Plants Expanded'.A29" chart:class="chart:bar">
            <chart:data-point chart:repeated="10"/>
          </chart:series>
          <chart:series chart:style-name="ch17" chart:values-cell-range-address="'Vanilla Plants Expanded'.B30:'Vanilla Plants Expanded'.K30" chart:label-cell-address="'Vanilla Plants Expanded'.A30:'Vanilla Plants Expanded'.A30" chart:class="chart:bar">
            <chart:data-point chart:repeated="10"/>
          </chart:series>
          <chart:series chart:style-name="ch18" chart:values-cell-range-address="'Vanilla Plants Expanded'.B31:'Vanilla Plants Expanded'.K31" chart:label-cell-address="'Vanilla Plants Expanded'.A31:'Vanilla Plants Expanded'.A31" chart:class="chart:bar">
            <chart:data-point chart:repeated="10"/>
          </chart:series>
          <chart:series chart:style-name="ch12" chart:values-cell-range-address="'Vanilla Plants Expanded'.B33:'Vanilla Plants Expanded'.K33" chart:label-cell-address="'Vanilla Plants Expanded'.A33:'Vanilla Plants Expanded'.A33" chart:class="chart:bar">
            <chart:data-point chart:repeated="10"/>
          </chart:series>
          <chart:series chart:style-name="ch13" chart:values-cell-range-address="'Vanilla Plants Expanded'.B34:'Vanilla Plants Expanded'.K34" chart:label-cell-address="'Vanilla Plants Expanded'.A34:'Vanilla Plants Expanded'.A34" chart:class="chart:bar">
            <chart:data-point chart:repeated="10"/>
          </chart:series>
          <chart:series chart:style-name="ch14" chart:values-cell-range-address="'Vanilla Plants Expanded'.B35:'Vanilla Plants Expanded'.K35" chart:label-cell-address="'Vanilla Plants Expanded'.A35:'Vanilla Plants Expanded'.A35" chart:class="chart:bar">
            <chart:data-point chart:repeated="10"/>
          </chart:series>
          <chart:series chart:style-name="ch15" chart:values-cell-range-address="'Vanilla Plants Expanded'.B36:'Vanilla Plants Expanded'.K36" chart:label-cell-address="'Vanilla Plants Expanded'.A36:'Vanilla Plants Expanded'.A36" chart:class="chart:bar">
            <chart:data-point chart:repeated="10"/>
          </chart:series>
          <chart:series chart:style-name="ch7" chart:values-cell-range-address="'Vanilla Plants Expanded'.B38:'Vanilla Plants Expanded'.K38" chart:label-cell-address="'Vanilla Plants Expanded'.A38:'Vanilla Plants Expanded'.A38" chart:class="chart:bar">
            <chart:data-point chart:repeated="10"/>
          </chart:series>
          <chart:series chart:style-name="ch8" chart:values-cell-range-address="'Vanilla Plants Expanded'.B39:'Vanilla Plants Expanded'.K39" chart:label-cell-address="'Vanilla Plants Expanded'.A39:'Vanilla Plants Expanded'.A39" chart:class="chart:bar">
            <chart:data-point chart:repeated="10"/>
          </chart:series>
          <chart:series chart:style-name="ch18" chart:values-cell-range-address="'Vanilla Plants Expanded'.B43:'Vanilla Plants Expanded'.K43" chart:label-cell-address="'Vanilla Plants Expanded'.A43:'Vanilla Plants Expanded'.A43" chart:class="chart:bar">
            <chart:data-point chart:repeated="10"/>
          </chart:series>
          <chart:series chart:style-name="ch13" chart:values-cell-range-address="'Vanilla Plants Expanded'.B46:'Vanilla Plants Expanded'.K46" chart:label-cell-address="'Vanilla Plants Expanded'.A46:'Vanilla Plants Expanded'.A46" chart:class="chart:bar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emeDesert (0.00)</text:p>
                <draw:g>
                  <svg:desc>'Vanilla Plants Expanded'.B1:'Vanilla Plants Expanded'.K1</svg:desc>
                </draw:g>
              </table:table-cell>
              <table:table-cell office:value-type="string">
                <text:p>Desert (0.05)</text:p>
              </table:table-cell>
              <table:table-cell office:value-type="string">
                <text:p>Tundra (0.19)</text:p>
              </table:table-cell>
              <table:table-cell office:value-type="string">
                <text:p>AridShrubland (0.24)</text:p>
              </table:table-cell>
              <table:table-cell office:value-type="string">
                <text:p>BorealForest (0.36)</text:p>
              </table:table-cell>
              <table:table-cell office:value-type="string">
                <text:p>ColdBog (0.60)</text:p>
              </table:table-cell>
              <table:table-cell office:value-type="string">
                <text:p>TemperateForest (0.65)</text:p>
              </table:table-cell>
              <table:table-cell office:value-type="string">
                <text:p>TemperateSwamp (0.80)</text:p>
              </table:table-cell>
              <table:table-cell office:value-type="string">
                <text:p>TropicalRainforest (0.90)</text:p>
              </table:table-cell>
              <table:table-cell office:value-type="string">
                <text:p>TropicalSwamp (0.99)</text:p>
              </table:table-cell>
            </table:table-row>
          </table:table-header-rows>
          <table:table-rows>
            <table:table-row>
              <table:table-cell office:value-type="string">
                <text:p>Plant_Rafflesia</text:p>
                <draw:g>
                  <svg:desc>'Vanilla Plants Expanded'.A2:'Vanilla Plants Expanded'.A2</svg:desc>
                </draw:g>
              </table:table-cell>
              <table:table-cell office:value-type="float" office:value="0">
                <text:p>0</text:p>
                <draw:g>
                  <svg:desc>'Vanilla Plants Expanded'.B2:'Vanilla Plants Expanded'.K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CE_Opuntia</text:p>
                <draw:g>
                  <svg:desc>'Vanilla Plants Expanded'.A3:'Vanilla Plants Expanded'.A3</svg:desc>
                </draw:g>
              </table:table-cell>
              <table:table-cell office:value-type="float" office:value="0">
                <text:p>0</text:p>
                <draw:g>
                  <svg:desc>'Vanilla Plants Expanded'.B3:'Vanilla Plants Expanded'.K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CE_PeachTree</text:p>
                <draw:g>
                  <svg:desc>'Vanilla Plants Expanded'.A4:'Vanilla Plants Expanded'.A4</svg:desc>
                </draw:g>
              </table:table-cell>
              <table:table-cell office:value-type="float" office:value="0">
                <text:p>0</text:p>
                <draw:g>
                  <svg:desc>'Vanilla Plants Expanded'.B4:'Vanilla Plants Expanded'.K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Psychoid</text:p>
                <draw:g>
                  <svg:desc>'Vanilla Plants Expanded'.A5:'Vanilla Plants Expanded'.A5</svg:desc>
                </draw:g>
              </table:table-cell>
              <table:table-cell office:value-type="float" office:value="0">
                <text:p>0</text:p>
                <draw:g>
                  <svg:desc>'Vanilla Plants Expanded'.B5:'Vanilla Plants Expanded'.K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Beet</text:p>
                <draw:g>
                  <svg:desc>'Vanilla Plants Expanded'.A8:'Vanilla Plants Expanded'.A8</svg:desc>
                </draw:g>
              </table:table-cell>
              <table:table-cell office:value-type="float" office:value="0">
                <text:p>0</text:p>
                <draw:g>
                  <svg:desc>'Vanilla Plants Expanded'.B8:'Vanilla Plants Expanded'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Cabbage</text:p>
                <draw:g>
                  <svg:desc>'Vanilla Plants Expanded'.A9:'Vanilla Plants Expanded'.A9</svg:desc>
                </draw:g>
              </table:table-cell>
              <table:table-cell office:value-type="float" office:value="0">
                <text:p>0</text:p>
                <draw:g>
                  <svg:desc>'Vanilla Plants Expanded'.B9:'Vanilla Plants Expanded'.K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Tomato</text:p>
                <draw:g>
                  <svg:desc>'Vanilla Plants Expanded'.A10:'Vanilla Plants Expanded'.A10</svg:desc>
                </draw:g>
              </table:table-cell>
              <table:table-cell office:value-type="float" office:value="0">
                <text:p>0</text:p>
                <draw:g>
                  <svg:desc>'Vanilla Plants Expanded'.B10:'Vanilla Plants Expanded'.K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CE_BearBerryBush</text:p>
                <draw:g>
                  <svg:desc>'Vanilla Plants Expanded'.A11:'Vanilla Plants Expanded'.A11</svg:desc>
                </draw:g>
              </table:table-cell>
              <table:table-cell office:value-type="float" office:value="0">
                <text:p>0</text:p>
                <draw:g>
                  <svg:desc>'Vanilla Plants Expanded'.B11:'Vanilla Plants Expanded'.K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Eggplant</text:p>
                <draw:g>
                  <svg:desc>'Vanilla Plants Expanded'.A12:'Vanilla Plants Expanded'.A12</svg:desc>
                </draw:g>
              </table:table-cell>
              <table:table-cell office:value-type="float" office:value="0">
                <text:p>0</text:p>
                <draw:g>
                  <svg:desc>'Vanilla Plants Expanded'.B12:'Vanilla Plants Expanded'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VCE_PearTree</text:p>
                <draw:g>
                  <svg:desc>'Vanilla Plants Expanded'.A13:'Vanilla Plants Expanded'.A13</svg:desc>
                </draw:g>
              </table:table-cell>
              <table:table-cell office:value-type="float" office:value="0">
                <text:p>0</text:p>
                <draw:g>
                  <svg:desc>'Vanilla Plants Expanded'.B13:'Vanilla Plants Expanded'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CE_PlumTree</text:p>
                <draw:g>
                  <svg:desc>'Vanilla Plants Expanded'.A14:'Vanilla Plants Expanded'.A14</svg:desc>
                </draw:g>
              </table:table-cell>
              <table:table-cell office:value-type="float" office:value="0">
                <text:p>0</text:p>
                <draw:g>
                  <svg:desc>'Vanilla Plants Expanded'.B14:'Vanilla Plants Expanded'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Pumpkin</text:p>
                <draw:g>
                  <svg:desc>'Vanilla Plants Expanded'.A15:'Vanilla Plants Expanded'.A15</svg:desc>
                </draw:g>
              </table:table-cell>
              <table:table-cell office:value-type="float" office:value="0">
                <text:p>0</text:p>
                <draw:g>
                  <svg:desc>'Vanilla Plants Expanded'.B15:'Vanilla Plants Expanded'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tWildPepper</text:p>
                <draw:g>
                  <svg:desc>'Vanilla Plants Expanded'.A16:'Vanilla Plants Expanded'.A16</svg:desc>
                </draw:g>
              </table:table-cell>
              <table:table-cell office:value-type="float" office:value="0">
                <text:p>0</text:p>
                <draw:g>
                  <svg:desc>'Vanilla Plants Expanded'.B16:'Vanilla Plants Expanded'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lantWildOnion</text:p>
                <draw:g>
                  <svg:desc>'Vanilla Plants Expanded'.A17:'Vanilla Plants Expanded'.A17</svg:desc>
                </draw:g>
              </table:table-cell>
              <table:table-cell office:value-type="float" office:value="0">
                <text:p>0</text:p>
                <draw:g>
                  <svg:desc>'Vanilla Plants Expanded'.B17:'Vanilla Plants Expanded'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CE_BananaTree</text:p>
                <draw:g>
                  <svg:desc>'Vanilla Plants Expanded'.A18:'Vanilla Plants Expanded'.A18</svg:desc>
                </draw:g>
              </table:table-cell>
              <table:table-cell office:value-type="float" office:value="0">
                <text:p>0</text:p>
                <draw:g>
                  <svg:desc>'Vanilla Plants Expanded'.B18:'Vanilla Plants Expanded'.K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VCE_OrangeTree</text:p>
                <draw:g>
                  <svg:desc>'Vanilla Plants Expanded'.A19:'Vanilla Plants Expanded'.A19</svg:desc>
                </draw:g>
              </table:table-cell>
              <table:table-cell office:value-type="float" office:value="0">
                <text:p>0</text:p>
                <draw:g>
                  <svg:desc>'Vanilla Plants Expanded'.B19:'Vanilla Plants Expanded'.K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lantWildPea</text:p>
                <draw:g>
                  <svg:desc>'Vanilla Plants Expanded'.A20:'Vanilla Plants Expanded'.A20</svg:desc>
                </draw:g>
              </table:table-cell>
              <table:table-cell office:value-type="float" office:value="0">
                <text:p>0</text:p>
                <draw:g>
                  <svg:desc>'Vanilla Plants Expanded'.B20:'Vanilla Plants Expanded'.K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lantWildHaygrass</text:p>
                <draw:g>
                  <svg:desc>'Vanilla Plants Expanded'.A21:'Vanilla Plants Expanded'.A21</svg:desc>
                </draw:g>
              </table:table-cell>
              <table:table-cell office:value-type="float" office:value="0">
                <text:p>0</text:p>
                <draw:g>
                  <svg:desc>'Vanilla Plants Expanded'.B21:'Vanilla Plants Expanded'.K2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Smokeleaf</text:p>
                <draw:g>
                  <svg:desc>'Vanilla Plants Expanded'.A22:'Vanilla Plants Expanded'.A22</svg:desc>
                </draw:g>
              </table:table-cell>
              <table:table-cell office:value-type="float" office:value="0">
                <text:p>0</text:p>
                <draw:g>
                  <svg:desc>'Vanilla Plants Expanded'.B22:'Vanilla Plants Expanded'.K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Corn</text:p>
                <draw:g>
                  <svg:desc>'Vanilla Plants Expanded'.A23:'Vanilla Plants Expanded'.A23</svg:desc>
                </draw:g>
              </table:table-cell>
              <table:table-cell office:value-type="float" office:value="0">
                <text:p>0</text:p>
                <draw:g>
                  <svg:desc>'Vanilla Plants Expanded'.B23:'Vanilla Plants Expanded'.K2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_Agave</text:p>
                <draw:g>
                  <svg:desc>'Vanilla Plants Expanded'.A24:'Vanilla Plants Expanded'.A24</svg:desc>
                </draw:g>
              </table:table-cell>
              <table:table-cell office:value-type="float" office:value="2">
                <text:p>2</text:p>
                <draw:g>
                  <svg:desc>'Vanilla Plants Expanded'.B24:'Vanilla Plants Expanded'.K2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Hops</text:p>
                <draw:g>
                  <svg:desc>'Vanilla Plants Expanded'.A25:'Vanilla Plants Expanded'.A25</svg:desc>
                </draw:g>
              </table:table-cell>
              <table:table-cell office:value-type="float" office:value="0">
                <text:p>0</text:p>
                <draw:g>
                  <svg:desc>'Vanilla Plants Expanded'.B25:'Vanilla Plants Expanded'.K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t_TreeDrago</text:p>
                <draw:g>
                  <svg:desc>'Vanilla Plants Expanded'.A26:'Vanilla Plants Expanded'.A26</svg:desc>
                </draw:g>
              </table:table-cell>
              <table:table-cell office:value-type="float" office:value="0">
                <text:p>0</text:p>
                <draw:g>
                  <svg:desc>'Vanilla Plants Expanded'.B26:'Vanilla Plants Expanded'.K26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Cotton</text:p>
                <draw:g>
                  <svg:desc>'Vanilla Plants Expanded'.A27:'Vanilla Plants Expanded'.A27</svg:desc>
                </draw:g>
              </table:table-cell>
              <table:table-cell office:value-type="float" office:value="0">
                <text:p>0</text:p>
                <draw:g>
                  <svg:desc>'Vanilla Plants Expanded'.B27:'Vanilla Plants Expanded'.K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96">
                <text:p>9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t_Astragalus</text:p>
                <draw:g>
                  <svg:desc>'Vanilla Plants Expanded'.A28:'Vanilla Plants Expanded'.A28</svg:desc>
                </draw:g>
              </table:table-cell>
              <table:table-cell office:value-type="float" office:value="0">
                <text:p>0</text:p>
                <draw:g>
                  <svg:desc>'Vanilla Plants Expanded'.B28:'Vanilla Plants Expanded'.K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WildDevilstrand</text:p>
                <draw:g>
                  <svg:desc>'Vanilla Plants Expanded'.A29:'Vanilla Plants Expanded'.A29</svg:desc>
                </draw:g>
              </table:table-cell>
              <table:table-cell office:value-type="float" office:value="0">
                <text:p>0</text:p>
                <draw:g>
                  <svg:desc>'Vanilla Plants Expanded'.B29:'Vanilla Plants Expanded'.K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PlantWildPotato</text:p>
                <draw:g>
                  <svg:desc>'Vanilla Plants Expanded'.A30:'Vanilla Plants Expanded'.A30</svg:desc>
                </draw:g>
              </table:table-cell>
              <table:table-cell office:value-type="float" office:value="0">
                <text:p>0</text:p>
                <draw:g>
                  <svg:desc>'Vanilla Plants Expanded'.B30:'Vanilla Plants Expanded'.K3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130">
                <text:p>130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tGeranium</text:p>
                <draw:g>
                  <svg:desc>'Vanilla Plants Expanded'.A31:'Vanilla Plants Expanded'.A31</svg:desc>
                </draw:g>
              </table:table-cell>
              <table:table-cell office:value-type="float" office:value="0">
                <text:p>0</text:p>
                <draw:g>
                  <svg:desc>'Vanilla Plants Expanded'.B31:'Vanilla Plants Expanded'.K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tWildDaylily</text:p>
                <draw:g>
                  <svg:desc>'Vanilla Plants Expanded'.A33:'Vanilla Plants Expanded'.A33</svg:desc>
                </draw:g>
              </table:table-cell>
              <table:table-cell office:value-type="float" office:value="0">
                <text:p>0</text:p>
                <draw:g>
                  <svg:desc>'Vanilla Plants Expanded'.B33:'Vanilla Plants Expanded'.K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lant_Clivia</text:p>
                <draw:g>
                  <svg:desc>'Vanilla Plants Expanded'.A34:'Vanilla Plants Expanded'.A34</svg:desc>
                </draw:g>
              </table:table-cell>
              <table:table-cell office:value-type="float" office:value="0">
                <text:p>0</text:p>
                <draw:g>
                  <svg:desc>'Vanilla Plants Expanded'.B34:'Vanilla Plants Expanded'.K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PlantWildRose</text:p>
                <draw:g>
                  <svg:desc>'Vanilla Plants Expanded'.A35:'Vanilla Plants Expanded'.A35</svg:desc>
                </draw:g>
              </table:table-cell>
              <table:table-cell office:value-type="float" office:value="0">
                <text:p>0</text:p>
                <draw:g>
                  <svg:desc>'Vanilla Plants Expanded'.B35:'Vanilla Plants Expanded'.K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08">
                <text:p>208</text:p>
              </table:table-cell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ntWildRice</text:p>
                <draw:g>
                  <svg:desc>'Vanilla Plants Expanded'.A36:'Vanilla Plants Expanded'.A36</svg:desc>
                </draw:g>
              </table:table-cell>
              <table:table-cell office:value-type="float" office:value="0">
                <text:p>0</text:p>
                <draw:g>
                  <svg:desc>'Vanilla Plants Expanded'.B36:'Vanilla Plants Expanded'.K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96">
                <text:p>96</text:p>
              </table:table-cell>
              <table:table-cell office:value-type="float" office:value="180">
                <text:p>1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Plant_HealrootWild</text:p>
                <draw:g>
                  <svg:desc>'Vanilla Plants Expanded'.A38:'Vanilla Plants Expanded'.A38</svg:desc>
                </draw:g>
              </table:table-cell>
              <table:table-cell office:value-type="float" office:value="0">
                <text:p>0</text:p>
                <draw:g>
                  <svg:desc>'Vanilla Plants Expanded'.B38:'Vanilla Plants Expanded'.K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lant_PincushionCactus</text:p>
                <draw:g>
                  <svg:desc>'Vanilla Plants Expanded'.A39:'Vanilla Plants Expanded'.A39</svg:desc>
                </draw:g>
              </table:table-cell>
              <table:table-cell office:value-type="float" office:value="0">
                <text:p>0</text:p>
                <draw:g>
                  <svg:desc>'Vanilla Plants Expanded'.B39:'Vanilla Plants Expanded'.K39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nt_Berry</text:p>
                <draw:g>
                  <svg:desc>'Vanilla Plants Expanded'.A43:'Vanilla Plants Expanded'.A43</svg:desc>
                </draw:g>
              </table:table-cell>
              <table:table-cell office:value-type="float" office:value="0">
                <text:p>0</text:p>
                <draw:g>
                  <svg:desc>'Vanilla Plants Expanded'.B43:'Vanilla Plants Expanded'.K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6">
                <text:p>96</text:p>
              </table:table-cell>
              <table:table-cell office:value-type="float" office:value="230">
                <text:p>230</text:p>
              </table:table-cell>
              <table:table-cell office:value-type="float" office:value="168">
                <text:p>168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Plant_Dandelion</text:p>
                <draw:g>
                  <svg:desc>'Vanilla Plants Expanded'.A46:'Vanilla Plants Expanded'.A46</svg:desc>
                </draw:g>
              </table:table-cell>
              <table:table-cell office:value-type="float" office:value="0">
                <text:p>0</text:p>
                <draw:g>
                  <svg:desc>'Vanilla Plants Expanded'.B46:'Vanilla Plants Expanded'.K4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